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4">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1.G" style:family="table-column"/>
    <style:style style:name="Table1.H"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entscheidungsmatrix"/>Entscheidungsmatrix<text:bookmark-end text:name="entscheidungsmatrix"/></text:h>
      <text:list text:style-name="L1">
        <text:list-item>
          <text:p text:style-name="P1"><text:span text:style-name="T1">Generiert:</text:span> 2026-04-29</text:p>
        </text:list-item>
        <text:list-item>
          <text:p text:style-name="P1"><text:span text:style-name="T1">Quelle (aktuelle Version):</text:span> <text:a xlink:type="simple" xlink:href="https://blueprint.ecohubs.community/de/articles/rcos-templates/layer-2/decision-matrix" office:name=""><text:span text:style-name="Definition">https://blueprint.ecohubs.community/de/articles/rcos-templates/layer-2/decision-matrix</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Layer:</text:span> 2 — Governance &amp; Entscheidungslogik</text:p>
        </text:list-item>
        <text:list-item>
          <text:p text:style-name="P2"><text:span text:style-name="T1">Status:</text:span> Vorlage — an deine Gemeinschaft anpassen</text:p>
        </text:list-item>
        <text:list-item>
          <text:p text:style-name="P2"><text:span text:style-name="T1">RCOS-Referenz:</text:span> <text:a xlink:type="simple" xlink:href="https://blueprint.ecohubs.community/de/articles/rcos-core/v0-1/layer-2-governance-decision-logic#42-decision-mechanisms" office:name=""><text:span text:style-name="Definition">§4.2</text:span></text:a>, <text:a xlink:type="simple" xlink:href="https://blueprint.ecohubs.community/de/articles/rcos-core/v0-1/layer-2-governance-decision-logic#44-decision-matrix" office:name=""><text:span text:style-name="Definition">§4.4</text:span></text:a>, <text:a xlink:type="simple" xlink:href="https://blueprint.ecohubs.community/de/articles/rcos-core/v0-1/layer-2-governance-decision-logic#47-artifacts" office:name=""><text:span text:style-name="Definition">§4.7</text:span></text:a></text:p>
        </text:list-item>
      </text:list>
      <text:p text:style-name="P3">Ordnet jeden Entscheidungstyp und -bereich einer autorisierten Rolle oder einem Gremium, einem Mechanismus, einer Schwelle und einem Eskalationspfad zu. Entscheidungen, die außerhalb dieser Matrix getroffen werden, gelten als ungültig.</text:p>
      <text:p text:style-name="Horizontal_20_Line"/>
      <text:h text:style-name="Heading_20_2" text:outline-level="2"><text:bookmark-start text:name="abstimmungsgrundsätze"/>Abstimmungsgrundsätze<text:bookmark-end text:name="abstimmungsgrundsätze"/></text:h>
      <text:p text:style-name="First_20_paragraph"><text:span text:style-name="T2">RCOS-Klauseln: </text:span><text:a xlink:type="simple" xlink:href="https://blueprint.ecohubs.community/de/articles/rcos-core/v0-1/layer-2-governance-decision-logic#42-decision-mechanisms" office:name=""><text:span text:style-name="Definition"><text:span text:style-name="T2">4.2.1</text:span></text:span></text:a><text:span text:style-name="T2">, </text:span><text:a xlink:type="simple" xlink:href="https://blueprint.ecohubs.community/de/articles/rcos-core/v0-1/layer-2-governance-decision-logic#42-decision-mechanisms" office:name=""><text:span text:style-name="Definition"><text:span text:style-name="T2">4.2.3</text:span></text:span></text:a><text:span text:style-name="T2">, </text:span><text:a xlink:type="simple" xlink:href="https://blueprint.ecohubs.community/de/articles/rcos-core/v0-1/layer-2-governance-decision-logic#42-decision-mechanisms" office:name=""><text:span text:style-name="Definition"><text:span text:style-name="T2">4.2.4</text:span></text:span></text:a></text:p>
      <text:p text:style-name="P4"><text:span text:style-name="T1">Begründung — Warum Mechanismus, Schwelle und Zeitrahmen vorab festlegen</text:span></text:p>
      <text:p text:style-name="P4">Eine Abstimmung ohne vordefinierten Mechanismus, Schwelle und Beratungszeitraum ist eine Einladung, Ergebnisse im Nachhinein zu manipulieren — wer die Stimmen zählt oder die Uhr stellt, gewinnt. Diese Parameter im Voraus festzulegen macht jede kollektive Entscheidung reproduzierbar und unter denselben Bedingungen anfechtbar, unabhängig davon, wer gerade im Raum ist.</text:p>
      <text:p text:style-name="P5"><text:span text:style-name="T1">Anleitung — Wie du diesen Abschnitt ausfüllst</text:span></text:p>
      <text:p text:style-name="P5">Lege die Abstimmungsplattform, die Schwelle für jeden Entscheidungstyp, den Beratungszeitraum, die Patt-Regel, die Regel für erneute Abstimmungen sowie etwaige delegierte Ausgabenlimits oder Zuständigkeitsgrenzen fest.</text:p>
      <text:list text:style-name="L3">
        <text:list-item>
          <text:p text:style-name="P6"><text:span text:style-name="T1">Abstimmungsplattform:</text:span> <text:span text:style-name="T2">&lt;z. B. Snapshot, Loomio, Konsens in Präsenz.&gt;</text:span></text:p>
        </text:list-item>
        <text:list-item>
          <text:p text:style-name="P6"><text:span text:style-name="T1">Operative Schwelle:</text:span> <text:span text:style-name="T2">&lt;z. B. keine Abstimmung erforderlich — delegiert an die zuständige operative Rolleninhaberin laut Rollenregister.&gt;</text:span></text:p>
        </text:list-item>
        <text:list-item>
          <text:p text:style-name="P6"><text:span text:style-name="T1">Strategische Schwelle:</text:span> <text:span text:style-name="T2">&lt;z. B. einfache Mehrheit (&gt;50 %); mindestens X Tage Beratungszeit.&gt;</text:span></text:p>
        </text:list-item>
        <text:list-item>
          <text:p text:style-name="P6"><text:span text:style-name="T1">Konstitutionelle Schwelle:</text:span> <text:span text:style-name="T2">&lt;z. B. Supermehrheit (≥⅔); mindestens Y Tage Beratungszeit; Z Tage Ratifizierungszeitraum.&gt;</text:span></text:p>
        </text:list-item>
        <text:list-item>
          <text:p text:style-name="P6"><text:span text:style-name="T1">Stimmengleichheit:</text:span> <text:span text:style-name="T2">&lt;z. B. Vorschlag scheitert; Status quo bleibt bestehen.&gt;</text:span></text:p>
        </text:list-item>
        <text:list-item>
          <text:p text:style-name="P6"><text:span text:style-name="T1">Erneute Abstimmung:</text:span> <text:span text:style-name="T2">&lt;z. B. jedes Vollmitglied kann mit einem schriftlich begründeten Einwand, der eine während der Beratung nicht behandelte Erwägung benennt, eine erneute Abstimmung auslösen.&gt;</text:span></text:p>
        </text:list-item>
        <text:list-item>
          <text:p text:style-name="P6"><text:span text:style-name="T1">Begründeter Einwand:</text:span> <text:span text:style-name="T2">&lt;Definiere, was als begründeter Einwand gilt — nenne eine konkrete Erwägung, die während der Beratung nicht vorgebracht wurde; allgemeine Ablehnung genügt nicht.&gt;</text:span></text:p>
        </text:list-item>
        <text:list-item>
          <text:p text:style-name="P6"><text:span text:style-name="T1">Delegiertes Ausgabenlimit:</text:span> <text:span text:style-name="T2">&lt;z. B. 0 €; oder definiere eine Schwelle, unterhalb derer delegierte Ausgaben zulässig sind.&gt;</text:span></text:p>
        </text:list-item>
        <text:list-item>
          <text:p text:style-name="P6"><text:span text:style-name="T2">&lt;Weitere Abstimmungsgrundsätze, die deine Gemeinschaft festlegen möchte.&gt;</text:span></text:p>
        </text:list-item>
      </text:list>
      <text:p text:style-name="Horizontal_20_Line"/>
      <text:h text:style-name="Heading_20_2" text:outline-level="2"><text:bookmark-start text:name="matrix"/>Matrix<text:bookmark-end text:name="matrix"/></text:h>
      <text:p text:style-name="First_20_paragraph"><text:span text:style-name="T2">RCOS-Klauseln: </text:span><text:a xlink:type="simple" xlink:href="https://blueprint.ecohubs.community/de/articles/rcos-core/v0-1/layer-2-governance-decision-logic#44-decision-matrix" office:name=""><text:span text:style-name="Definition"><text:span text:style-name="T2">4.4.1</text:span></text:span></text:a><text:span text:style-name="T2">, </text:span><text:a xlink:type="simple" xlink:href="https://blueprint.ecohubs.community/de/articles/rcos-core/v0-1/layer-2-governance-decision-logic#44-decision-matrix" office:name=""><text:span text:style-name="Definition"><text:span text:style-name="T2">4.4.2</text:span></text:span></text:a><text:span text:style-name="T2">, </text:span><text:a xlink:type="simple" xlink:href="https://blueprint.ecohubs.community/de/articles/rcos-core/v0-1/layer-2-governance-decision-logic#44-decision-matrix" office:name=""><text:span text:style-name="Definition"><text:span text:style-name="T2">4.4.3</text:span></text:span></text:a><text:span text:style-name="T2">, </text:span><text:a xlink:type="simple" xlink:href="https://blueprint.ecohubs.community/de/articles/rcos-core/v0-1/layer-2-governance-decision-logic#44-decision-matrix" office:name=""><text:span text:style-name="Definition"><text:span text:style-name="T2">4.4.4</text:span></text:span></text:a></text:p>
      <text:p text:style-name="P7"><text:span text:style-name="T1">Begründung — Warum eine einzige verbindliche Matrix</text:span></text:p>
      <text:p text:style-name="P7">Wenn die Regeln darüber, wer was entscheidet, nur in den Köpfen der Leute existieren, wird Autorität zu dem, was die lauteste oder ranghöchste Person sagt. Eine öffentliche Matrix, die jede Entscheidung an einen Bereich, ein Gremium, einen Mechanismus und eine Schwelle bindet, macht jede Kompetenzüberschreitung sofort sichtbar — und macht jede außerhalb der Matrix getroffene Entscheidung per Definition ungültig.</text:p>
      <text:p text:style-name="P8"><text:span text:style-name="T1">Anleitung — Wie du diesen Abschnitt ausfüllst</text:span></text:p>
      <text:p text:style-name="P8">Lege für jeden Entscheidungsbereich (Mitgliedschaft, Finanzen, Plattform, Partnerschaften, Governance usw.) den Entscheidungstyp, das autorisierte Gremium, die teilnahmeberechtigten Personen, den Mechanismus, die Schwelle, Blockadebedingungen und den Eskalationspfad fest.</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header-rows>
          <table:table-row>
            <table:table-cell table:style-name="TableHeaderRowCell" office:value-type="string">
              <text:p text:style-name="Table_20_Heading">Entscheidungsbereich</text:p>
            </table:table-cell>
            <table:table-cell table:style-name="TableHeaderRowCell" office:value-type="string">
              <text:p text:style-name="Table_20_Heading">Entscheidungstyp</text:p>
            </table:table-cell>
            <table:table-cell table:style-name="TableHeaderRowCell" office:value-type="string">
              <text:p text:style-name="Table_20_Heading">Autorisiertes Gremium</text:p>
            </table:table-cell>
            <table:table-cell table:style-name="TableHeaderRowCell" office:value-type="string">
              <text:p text:style-name="Table_20_Heading">Teilnahmeberechtigte</text:p>
            </table:table-cell>
            <table:table-cell table:style-name="TableHeaderRowCell" office:value-type="string">
              <text:p text:style-name="Table_20_Heading">Mechanismus</text:p>
            </table:table-cell>
            <table:table-cell table:style-name="TableHeaderRowCell" office:value-type="string">
              <text:p text:style-name="Table_20_Heading">Schwelle</text:p>
            </table:table-cell>
            <table:table-cell table:style-name="TableHeaderRowCell" office:value-type="string">
              <text:p text:style-name="Table_20_Heading">Blockade- / Vetobedingungen</text:p>
            </table:table-cell>
            <table:table-cell table:style-name="TableHeaderRowCell" office:value-type="string">
              <text:p text:style-name="Table_20_Heading">Eskalation</text:p>
            </table:table-cell>
          </table:table-row>
        </table:table-header-rows>
        <table:table-row>
          <table:table-cell table:style-name="TableRowCell" office:value-type="string">
            <text:p text:style-name="Table_20_Contents"><text:span text:style-name="T2">&lt;z. B. Mitgliedsaufnahme&gt;</text:span></text:p>
          </table:table-cell>
          <table:table-cell table:style-name="TableRowCell" office:value-type="string">
            <text:p text:style-name="Table_20_Contents"><text:span text:style-name="T2">&lt;Operativ / Strategisch / Konstitutionell&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Abstimmung / delegiert&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z. B. Finanzausgaben — klein&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z. B. Finanzausgaben — groß&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z. B. Änderungen an Governance-Regeln&gt;</text:span></text:p>
          </table:table-cell>
          <table:table-cell table:style-name="TableRowCell" office:value-type="string">
            <text:p text:style-name="Table_20_Contents"/>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z. B. Änderungen am Hauptzweck / an Invarianten&gt;</text:span></text:p>
          </table:table-cell>
          <table:table-cell table:style-name="TableRowCell" office:value-type="string">
            <text:p text:style-name="Table_20_Contents"/>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
      <text:p text:style-name="P9"><text:span text:style-name="T1">Operative Rolleninhaber:</text:span> Jede operative Entscheidung wird von der benannten Rolleninhaberin ausgeführt, die für den jeweiligen Bereich zuständig ist, und zwar innerhalb ihres definierten Zuständigkeitsbereichs gemäß dem Rollenregister (Schicht 5). Wenn eine Entscheidung mehrere Bereiche betrifft, handelt jede Rolleninhaberin innerhalb ihres eigenen Zuständigkeitsbereichs.</text:p>
      <text:h text:style-name="Heading_20_2" text:outline-level="2"><text:bookmark-start text:name="definitionen-der-entscheidungstypen"/>Definitionen der Entscheidungstypen<text:bookmark-end text:name="definitionen-der-entscheidungstypen"/></text:h>
      <text:p text:style-name="First_20_paragraph"><text:span text:style-name="T2">RCOS-Klauseln: </text:span><text:a xlink:type="simple" xlink:href="https://blueprint.ecohubs.community/de/articles/rcos-core/v0-1/layer-2-governance-decision-logic#41-decision-types" office:name=""><text:span text:style-name="Definition"><text:span text:style-name="T2">4.1.1</text:span></text:span></text:a><text:span text:style-name="T2">, </text:span><text:a xlink:type="simple" xlink:href="https://blueprint.ecohubs.community/de/articles/rcos-core/v0-1/layer-2-governance-decision-logic#41-decision-types" office:name=""><text:span text:style-name="Definition"><text:span text:style-name="T2">4.1.2</text:span></text:span></text:a><text:span text:style-name="T2">, </text:span><text:a xlink:type="simple" xlink:href="https://blueprint.ecohubs.community/de/articles/rcos-core/v0-1/layer-2-governance-decision-logic#41-decision-types" office:name=""><text:span text:style-name="Definition"><text:span text:style-name="T2">4.1.3</text:span></text:span></text:a><text:span text:style-name="T2">, </text:span><text:a xlink:type="simple" xlink:href="https://blueprint.ecohubs.community/de/articles/rcos-core/v0-1/layer-2-governance-decision-logic#41-decision-types" office:name=""><text:span text:style-name="Definition"><text:span text:style-name="T2">4.1.4</text:span></text:span></text:a><text:span text:style-name="T2">, </text:span><text:a xlink:type="simple" xlink:href="https://blueprint.ecohubs.community/de/articles/rcos-core/v0-1/layer-2-governance-decision-logic#41-decision-types" office:name=""><text:span text:style-name="Definition"><text:span text:style-name="T2">4.1.5</text:span></text:span></text:a></text:p>
      <text:p text:style-name="P10"><text:span text:style-name="T1">Begründung — Warum jede Entscheidung klassifizieren</text:span></text:p>
      <text:p text:style-name="P10">Ohne einen Typ wird jede Entscheidung mit der Geschwindigkeit und Sorgfalt behandelt, die gerade passt — Routineänderungen versanden in Debatten, und konstitutionelle Änderungen rutschen unbemerkt durch. Feste Typen binden das Gewicht einer Entscheidung an den Prozess, den sie durchlaufen muss, und die Regel „im Zweifel höher einstufen“ schließt die Lücke, die sonst ausgenutzt werden könnte.</text:p>
      <text:p text:style-name="P11"><text:span text:style-name="T1">Anleitung — Wie du diesen Abschnitt ausfüllst</text:span></text:p>
      <text:p text:style-name="P11">Definiere jeden Entscheidungstyp anhand seines Geltungsbereichs, wer ihn ausführt, welchen Prozess er erfordert und wie Streitigkeiten über die Klassifizierung gelöst werden.</text:p>
      <text:list text:style-name="L4">
        <text:list-item>
          <text:p text:style-name="P12"><text:span text:style-name="T1">Operativ</text:span> — <text:span text:style-name="T2">&lt;Tagesgeschäft innerhalb bestehender Regeln; wird von der zuständigen Rolleninhaberin ohne Abstimmung ausgeführt.&gt;</text:span></text:p>
        </text:list-item>
        <text:list-item>
          <text:p text:style-name="P12"><text:span text:style-name="T1">Strategisch</text:span> — <text:span text:style-name="T2">&lt;langfristige Ausrichtung, bedeutende Ressourcenzuweisung, Schaffung/Abschaffung wesentlicher Strukturen; erfordert eine Abstimmung der Vollmitglieder mit definiertem Beratungszeitraum.&gt;</text:span></text:p>
        </text:list-item>
        <text:list-item>
          <text:p text:style-name="P12"><text:span text:style-name="T1">Konstitutionell</text:span> — <text:span text:style-name="T2">&lt;Änderungen an Schicht 0 (Zweck, Geltungsbereich, Invarianten) oder am Governance-System selbst; erfordert eine Abstimmung der Vollmitglieder, Supermehrheit und einen Ratifizierungszeitraum.&gt;</text:span></text:p>
        </text:list-item>
      </text:list>
      <text:p text:style-name="P13">Wenn eine Entscheidung nicht eindeutig klassifiziert werden kann, wird standardmäßig der Typ mit höherer Auswirkung angewandt.</text:p>
      <text:p text:style-name="Horizontal_20_Line"/>
      <text:h text:style-name="Heading_20_2" text:outline-level="2"><text:bookmark-start text:name="ratifizierungsprotokoll"/>Ratifizierungsprotokoll<text:bookmark-end text:name="ratifizierungsprotokoll"/></text:h>
      <text:list text:style-name="L5">
        <text:list-item>
          <text:p text:style-name="P14"><text:span text:style-name="T1">Angenommen am:</text:span> </text:p>
        </text:list-item>
        <text:list-item>
          <text:p text:style-name="P14"><text:span text:style-name="T1">Entscheidungstyp:</text:span> Konstitutionell</text:p>
        </text:list-item>
        <text:list-item>
          <text:p text:style-name="P14"><text:span text:style-name="T1">Version:</text:span> </text:p>
        </text:list-item>
        <text:list-item>
          <text:p text:style-name="P14"><text:span text:style-name="T1">Entscheidungsprotokoll:</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0:55:58Z</meta:creation-date>
    <dc:date>2026-04-29T00:55:58Z</dc:date>
    <meta:user-defined meta:name="title-meta" meta:value-type="string">Entscheidungsmatrix</meta:user-defined>
  </office:meta>
</office:document-meta>
</file>